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333333" draw:marker-start-width="0.279cm" draw:marker-end-width="0.279cm" draw:fill-color="#eeeeee" draw:textarea-horizontal-align="justify" draw:textarea-vertical-align="middle" draw:auto-grow-height="false" fo:min-height="6.001cm" fo:min-width="13.054cm" fo:padding-top="0.151cm" fo:padding-bottom="0.151cm" fo:padding-left="0.276cm" fo:padding-right="0.276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2.589cm" fo:min-width="2.339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1.575cm" loext:decorative="false"/>
      <style:paragraph-properties style:writing-mode="lr-tb"/>
    </style:style>
    <style:style style:name="gr5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2.589cm" fo:min-width="2.339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3.548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8" style:family="graphic" style:parent-style-name="standard">
      <style:graphic-properties draw:stroke="none" draw:fill="none" draw:textarea-vertical-align="middle" fo:min-height="0.713cm" loext:decorative="false"/>
      <style:paragraph-properties style:writing-mode="lr-tb"/>
    </style:style>
    <style:style style:name="gr9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0" style:family="graphic" style:parent-style-name="objectwithoutfill">
      <style:graphic-properties svg:stroke-width="0.081cm" svg:stroke-color="#000000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11" style:family="graphic" style:parent-style-name="objectwithoutfill">
      <style:graphic-properties svg:stroke-width="0.081cm" svg:stroke-color="#000000" draw:marker-start-width="0.321cm" draw:marker-end="Arrowheads_20_6" draw:marker-end-width="0.321cm" draw:fill="none" draw:textarea-vertical-align="middle" fo:padding-top="0.165cm" fo:padding-bottom="0.165cm" fo:padding-left="0.29cm" fo:padding-right="0.29cm" loext:decorative="false"/>
    </style:style>
    <style:style style:name="gr12" style:family="graphic" style:parent-style-name="objectwithoutfill">
      <style:graphic-properties svg:stroke-width="0.081cm" svg:stroke-color="#000000" draw:marker-start="" draw:marker-start-width="0.321cm" draw:marker-end="Arrowheads_20_9" draw:marker-end-width="0.321cm" draw:fill="none" draw:textarea-vertical-align="middle" fo:padding-top="0.165cm" fo:padding-bottom="0.165cm" fo:padding-left="0.29cm" fo:padding-right="0.29cm" loext:decorative="false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6.94cm" fo:padding-top="0.165cm" fo:padding-bottom="0.165cm" fo:padding-left="0.29cm" fo:padding-right="0.29cm" style:writing-mode="lr-tb" loext:decorative="false"/>
      <style:paragraph-properties style:writing-mode="lr-tb"/>
    </style:style>
    <style:style style:name="gr14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0.568cm" fo:min-width="0.318cm" fo:padding-top="0.165cm" fo:padding-bottom="0.165cm" fo:padding-left="0.29cm" fo:padding-right="0.29cm" style:writing-mode="lr-tb" loext:decorative="false"/>
      <style:paragraph-properties style:writing-mode="lr-tb"/>
    </style:style>
    <style:style style:name="gr15" style:family="graphic" style:parent-style-name="objectwithoutfill">
      <style:graphic-properties draw:stroke="dash" draw:stroke-dash="Dot" svg:stroke-width="0.081cm" svg:stroke-color="#999999" draw:marker-start-width="0.321cm" draw:marker-end="Arrowheads_20_1" draw:marker-end-width="0.421cm" svg:stroke-linecap="butt" draw:fill="none" draw:textarea-vertical-align="middle" fo:padding-top="0.165cm" fo:padding-bottom="0.165cm" fo:padding-left="0.29cm" fo:padding-right="0.29cm" loext:decorative="false"/>
    </style:style>
    <style:style style:name="gr16" style:family="graphic" style:parent-style-name="objectwithoutfill">
      <style:graphic-properties draw:stroke="dash" draw:stroke-dash="Dot" svg:stroke-width="0.081cm" svg:stroke-color="#999999" draw:marker-start-width="0.321cm" draw:marker-end="Arrowheads_20_6" draw:marker-end-width="0.421cm" svg:stroke-linecap="butt" draw:fill="none" draw:textarea-vertical-align="middle" fo:padding-top="0.165cm" fo:padding-bottom="0.165cm" fo:padding-left="0.29cm" fo:padding-right="0.29cm" loext:decorative="false"/>
    </style:style>
    <style:style style:name="gr17" style:family="graphic" style:parent-style-name="standard">
      <style:graphic-properties draw:stroke="none" draw:fill="none" draw:textarea-vertical-align="middle" fo:min-height="0.751cm" loext:decorative="false"/>
      <style:paragraph-properties style:writing-mode="lr-tb"/>
    </style:style>
    <style:style style:name="gr18" style:family="graphic" style:parent-style-name="objectwithoutfill">
      <style:graphic-properties draw:stroke="dash" draw:stroke-dash="Dot" svg:stroke-width="0.081cm" svg:stroke-color="#999999" draw:marker-start-width="0.321cm" draw:marker-end="" draw:marker-end-width="0.421cm" svg:stroke-linecap="butt" draw:fill="none" draw:textarea-vertical-align="middle" fo:padding-top="0.165cm" fo:padding-bottom="0.165cm" fo:padding-left="0.29cm" fo:padding-right="0.29cm" loext:decorative="false"/>
    </style:style>
    <style:style style:name="gr19" style:family="graphic">
      <style:graphic-properties loext:decorative="false"/>
    </style:style>
    <style:style style:name="gr20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21" style:family="graphic" style:parent-style-name="standard">
      <style:graphic-properties draw:stroke="none" draw:fill="none" draw:textarea-vertical-align="middle" fo:min-height="0.712cm" loext:decorative="false"/>
      <style:paragraph-properties style:writing-mode="lr-tb"/>
    </style:style>
    <style:style style:name="gr2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3" style:family="graphic" style:parent-style-name="objectwithoutfill">
      <style:graphic-properties draw:stroke="none"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 loext:decorative="false"/>
    </style:style>
    <style:style style:name="gr24" style:family="graphic" style:parent-style-name="standard">
      <style:graphic-properties draw:stroke="none" draw:fill="none" draw:textarea-vertical-align="middle" fo:min-height="1.423cm" loext:decorative="false"/>
      <style:paragraph-properties style:writing-mode="lr-tb"/>
    </style:style>
    <style:style style:name="gr25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0.343cm" fo:min-width="0.095cm" fo:padding-top="0.165cm" fo:padding-bottom="0.165cm" fo:padding-left="0.29cm" fo:padding-right="0.29cm" style:writing-mode="lr-tb" loext:decorative="false"/>
      <style:paragraph-properties style:writing-mode="lr-tb"/>
    </style:style>
    <style:style style:name="gr26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0.344cm" fo:min-width="0.095cm" fo:padding-top="0.165cm" fo:padding-bottom="0.165cm" fo:padding-left="0.29cm" fo:padding-right="0.29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3.548cm" fo:padding-top="0.165cm" fo:padding-bottom="0.165cm" fo:padding-left="0.29cm" fo:padding-right="0.29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1.95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1.111cm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d7d7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-color="#dee6ef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d7d7"/>
      <style:paragraph-properties fo:text-align="center" style:writing-mode="lr-tb"/>
    </style:style>
    <style:style style:name="P10" style:family="paragraph">
      <loext:graphic-properties draw:fill-color="#dee6e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text-align="center"/>
      <style:text-properties fo:color="#999999" loext:opacity="100%"/>
    </style:style>
    <style:style style:name="P12" style:family="paragraph">
      <loext:graphic-properties draw:fill="none"/>
      <style:paragraph-properties fo:text-align="center"/>
      <style:text-properties fo:color="#999999" loext:opacity="100%"/>
    </style:style>
    <style:style style:name="P13" style:family="paragraph">
      <style:text-properties fo:color="#999999" loext:opacity="100%"/>
    </style:style>
    <style:style style:name="P14" style:family="paragraph">
      <loext:graphic-properties draw:fill="none"/>
      <style:text-properties fo:color="#999999" loext:opacity="100%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none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/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="none"/>
      <style:paragraph-properties fo:text-align="start"/>
    </style:style>
    <style:style style:name="P20" style:family="paragraph">
      <loext:graphic-properties draw:fill="none"/>
      <style:paragraph-properties fo:text-align="center"/>
      <style:text-properties fo:color="#c9211e" loext:opacity="100%" fo:font-size="16pt"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999999" loext:opacity="100%"/>
    </style:style>
    <style:style style:name="T3" style:family="text">
      <style:text-properties fo:color="#999999" loext:opacity="100%" style:text-position="-8% 58%"/>
    </style:style>
    <style:style style:name="T4" style:family="text">
      <style:text-properties style:text-position="sub 58%"/>
    </style:style>
    <style:style style:name="T5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c9211e" loext:opacity="100%" fo:font-size="16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88cm" svg:height="6.985cm" svg:x="0.28cm" svg:y="5.2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3" draw:text-style-name="P2" draw:layer="layout" svg:width="4.127cm" svg:height="4.127cm" svg:x="1.986cm" svg:y="7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4.037cm" svg:height="1.825cm" svg:x="2.031cm" svg:y="8.483cm">
            <draw:text-box>
              <text:p text:style-name="P3"><text:span text:style-name="T1">E</text:span><text:span text:style-name="T1">x</text:span><text:span text:style-name="T1">c</text:span><text:span text:style-name="T1">it</text:span><text:span text:style-name="T1">a</text:span><text:span text:style-name="T1">t</text:span><text:span text:style-name="T1">o</text:span><text:span text:style-name="T1">r</text:span><text:span text:style-name="T1">y </text:span></text:p>
              <text:p text:style-name="P3"><text:span text:style-name="T1">N</text:span><text:span text:style-name="T1">e</text:span><text:span text:style-name="T1">u</text:span><text:span text:style-name="T1">r</text:span><text:span text:style-name="T1">o</text:span><text:span text:style-name="T1">n</text:span><text:span text:style-name="T1">s</text:span></text:p>
            </draw:text-box>
          </draw:frame>
        </draw:g>
        <draw:g draw:style-name="gr2">
          <draw:custom-shape draw:style-name="gr5" draw:text-style-name="P5" draw:layer="layout" svg:width="4.127cm" svg:height="4.127cm" svg:x="8.689cm" svg:y="7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4.037cm" svg:height="1.825cm" svg:x="8.734cm" svg:y="8.483cm">
            <draw:text-box>
              <text:p text:style-name="P3"><text:span text:style-name="T1">I</text:span><text:span text:style-name="T1">n</text:span><text:span text:style-name="T1">h</text:span><text:span text:style-name="T1">i</text:span><text:span text:style-name="T1">b</text:span><text:span text:style-name="T1">it</text:span><text:span text:style-name="T1">o</text:span><text:span text:style-name="T1">r</text:span><text:span text:style-name="T1">y </text:span></text:p>
              <text:p text:style-name="P3"><text:span text:style-name="T1">N</text:span><text:span text:style-name="T1">e</text:span><text:span text:style-name="T1">u</text:span><text:span text:style-name="T1">r</text:span><text:span text:style-name="T1">o</text:span><text:span text:style-name="T1">n</text:span><text:span text:style-name="T1">s</text:span></text:p>
            </draw:text-box>
          </draw:frame>
        </draw:g>
        <draw:custom-shape draw:style-name="gr6" draw:text-style-name="P7" draw:layer="layout" svg:width="4.128cm" svg:height="0.952cm" svg:x="1.985cm" svg:y="2.708cm">
          <text:p text:style-name="P6">HV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4.108cm" svg:y1="3.66cm" svg:x2="4.108cm" svg:y2="7.153cm">
          <text:p/>
        </draw:line>
        <draw:frame draw:style-name="gr8" draw:text-style-name="P8" draw:layer="layout" svg:width="1.205cm" svg:height="0.963cm" svg:x="2.903cm" svg:y="3.978cm">
          <draw:text-box>
            <text:p text:style-name="P3">W</text:p>
          </draw:text-box>
        </draw:frame>
        <draw:line draw:style-name="gr9" draw:text-style-name="P8" draw:layer="layout" svg:x1="6.15cm" svg:y1="8.602cm" svg:x2="8.69cm" svg:y2="8.602cm">
          <text:p/>
        </draw:line>
        <draw:line draw:style-name="gr10" draw:text-style-name="P8" draw:layer="layout" svg:x1="8.69cm" svg:y1="10.189cm" svg:x2="6.15cm" svg:y2="10.189cm">
          <text:p/>
        </draw:line>
        <draw:path draw:style-name="gr11" draw:text-style-name="P8" draw:layer="layout" svg:width="0.951cm" svg:height="1.27cm" draw:transform="rotate (0.0698131700797732) translate (12.8177943947751cm 8.763753345537cm)" svg:viewBox="0 0 952 1271" svg:d="M0 1271c1269 0 1269-1271 0-1271">
          <text:p/>
        </draw:path>
        <draw:path draw:style-name="gr12" draw:text-style-name="P8" draw:layer="layout" svg:width="0.951cm" svg:height="1.27cm" draw:transform="rotate (-3.07177948351002) translate (2.06508298987339cm 10.1850389544774cm)" svg:viewBox="0 0 952 1271" svg:d="M0 1271c1269 0 1269-1271 0-1271">
          <text:p/>
        </draw:path>
        <draw:custom-shape draw:style-name="gr13" draw:text-style-name="P9" draw:layer="layout" svg:width="7.52cm" svg:height="0.952cm" svg:x="0.315cm" svg:y="12.868cm">
          <text:p text:style-name="P3">Auditory 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4.049cm" svg:y1="12.868cm" svg:x2="4.049cm" svg:y2="11.598cm">
          <text:p/>
        </draw:line>
        <draw:custom-shape draw:style-name="gr14" draw:text-style-name="P10" draw:layer="layout" svg:width="1.27cm" svg:height="1.27cm" svg:x="7.284cm" svg:y="5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5" draw:text-style-name="P8" draw:layer="layout" svg:width="2.737cm" svg:height="1.869cm" draw:transform="rotate (-0.635474380651136) translate (6.8250561697392cm 2.43518030171245cm)" svg:viewBox="0 0 2738 1870" draw:points="0,1003 1359,0 2738,1870">
          <text:p/>
        </draw:polyline>
        <draw:line draw:style-name="gr16" draw:text-style-name="P8" draw:layer="layout" svg:x1="7.284cm" svg:y1="6.518cm" svg:x2="5.695cm" svg:y2="7.888cm">
          <text:p/>
        </draw:line>
        <draw:frame draw:style-name="gr17" draw:text-style-name="P12" draw:layer="layout" svg:width="1.84cm" svg:height="1.001cm" svg:x="5.426cm" svg:y="5.934cm">
          <draw:text-box>
            <text:p text:style-name="P11"><text:span text:style-name="T2">w</text:span><text:span text:style-name="T3">in</text:span><text:span text:style-name="T3">h</text:span></text:p>
          </draw:text-box>
        </draw:frame>
        <draw:line draw:style-name="gr18" draw:text-style-name="P8" draw:layer="layout" svg:x1="8.554cm" svg:y1="2.073cm" svg:x2="8.019cm" svg:y2="3.243cm">
          <text:p/>
        </draw:line>
        <draw:g draw:style-name="gr19">
          <draw:polyline draw:style-name="gr20" draw:text-style-name="P8" draw:layer="layout" svg:width="1.587cm" svg:height="0.634cm" svg:x="7.703cm" svg:y="1.355cm" svg:viewBox="0 0 1588 635" draw:points="1588,635 1192,635 1192,0 398,0 398,635 0,635">
            <text:p/>
          </draw:polyline>
          <draw:frame draw:style-name="gr21" draw:text-style-name="P8" draw:layer="layout" svg:width="2.792cm" svg:height="0.962cm" svg:x="7.101cm" svg:y="0.076cm">
            <draw:text-box>
              <text:p text:style-name="P3">Singing</text:p>
            </draw:text-box>
          </draw:frame>
        </draw:g>
        <draw:frame draw:style-name="gr21" draw:text-style-name="P14" draw:layer="layout" svg:width="1.205cm" svg:height="0.962cm" svg:x="7.149cm" svg:y="2.381cm">
          <draw:text-box>
            <text:p text:style-name="P13"><text:span text:style-name="T2">o</text:span><text:span text:style-name="T2">r</text:span></text:p>
          </draw:text-box>
        </draw:frame>
        <draw:g draw:style-name="gr19">
          <draw:line draw:style-name="gr22" draw:text-style-name="P8" draw:layer="layout" svg:x1="3.473cm" svg:y1="1.437cm" svg:x2="6.013cm" svg:y2="1.437cm">
            <text:p/>
          </draw:line>
          <draw:path draw:style-name="gr22" draw:text-style-name="P8" draw:layer="layout" svg:width="0.952cm" svg:height="0.952cm" svg:x="2.203cm" svg:y="0.166cm" svg:viewBox="0 0 953 953" svg:d="M0 953c80 0 238 0 238 0 159-381 159-953 239-953 79 0 79 572 238 953 0 0 159 0 238 0">
            <text:p/>
          </draw:path>
          <draw:path draw:style-name="gr23" draw:text-style-name="P15" draw:layer="layout" svg:width="0.952cm" svg:height="0.952cm" svg:x="2.521cm" svg:y="0.485cm" svg:viewBox="0 0 953 953" svg:d="M0 953c80 0 238 0 238 0 159-381 159-953 239-953 79 0 79 572 238 953 0 0 159 0 238 0z">
            <text:p/>
          </draw:path>
          <draw:path draw:style-name="gr22" draw:text-style-name="P8" draw:layer="layout" svg:width="0.952cm" svg:height="0.952cm" svg:x="2.52cm" svg:y="0.484cm" svg:viewBox="0 0 953 953" svg:d="M0 953c80 0 238 0 238 0 159-381 159-953 239-953 79 0 79 572 238 953 0 0 159 0 238 0">
            <text:p/>
          </draw:path>
          <draw:path draw:style-name="gr23" draw:text-style-name="P15" draw:layer="layout" svg:width="0.952cm" svg:height="0.952cm" svg:x="5.06cm" svg:y="1.237cm" svg:viewBox="0 0 953 953" svg:d="M0 953c80 0 238 0 238 0 159-381 159-953 239-953 79 0 79 572 238 953 0 0 159 0 238 0z">
            <text:p/>
          </draw:path>
          <draw:path draw:style-name="gr22" draw:text-style-name="P8" draw:layer="layout" svg:width="0.952cm" svg:height="0.952cm" svg:x="5.06cm" svg:y="1.237cm" svg:viewBox="0 0 953 953" svg:d="M0 953c80 0 238 0 238 0 159-381 159-953 239-953 79 0 79 572 238 953 0 0 159 0 238 0">
            <text:p/>
          </draw:path>
          <draw:line draw:style-name="gr22" draw:text-style-name="P8" draw:layer="layout" svg:x1="3.156cm" svg:y1="1.12cm" svg:x2="6.013cm" svg:y2="1.12cm">
            <text:p/>
          </draw:line>
          <draw:line draw:style-name="gr22" draw:text-style-name="P8" draw:layer="layout" svg:x1="2.203cm" svg:y1="1.437cm" svg:x2="2.52cm" svg:y2="1.437cm">
            <text:p/>
          </draw:line>
          <draw:line draw:style-name="gr22" draw:text-style-name="P8" draw:layer="layout" svg:x1="2.203cm" svg:y1="2.19cm" svg:x2="5.06cm" svg:y2="2.19cm">
            <text:p/>
          </draw:line>
          <draw:frame draw:style-name="gr21" draw:text-style-name="P16" draw:layer="layout" svg:width="1.27cm" svg:height="0.962cm" svg:x="3.79cm" svg:y="1.12cm">
            <draw:text-box>
              <text:p>...</text:p>
            </draw:text-box>
          </draw:frame>
        </draw:g>
        <draw:frame draw:style-name="gr8" draw:text-style-name="P8" draw:layer="layout" svg:width="1.84cm" svg:height="0.963cm" svg:x="6.395cm" svg:y="7.677cm">
          <draw:text-box>
            <text:p text:style-name="P3">J<text:span text:style-name="T4">I</text:span><text:span text:style-name="T4">E</text:span></text:p>
          </draw:text-box>
        </draw:frame>
        <draw:frame draw:style-name="gr8" draw:text-style-name="P8" draw:layer="layout" svg:width="1.84cm" svg:height="0.963cm" svg:x="6.395cm" svg:y="10.11cm">
          <draw:text-box>
            <text:p text:style-name="P3">J<text:span text:style-name="T4">EI</text:span></text:p>
          </draw:text-box>
        </draw:frame>
        <draw:frame draw:style-name="gr8" draw:text-style-name="P8" draw:layer="layout" svg:width="1.84cm" svg:height="0.963cm" svg:x="12.363cm" svg:y="10.01cm">
          <draw:text-box>
            <text:p text:style-name="P3">J<text:span text:style-name="T4">I</text:span><text:span text:style-name="T4">I</text:span></text:p>
          </draw:text-box>
        </draw:frame>
        <draw:frame draw:style-name="gr8" draw:text-style-name="P8" draw:layer="layout" svg:width="1.84cm" svg:height="0.963cm" svg:x="0.363cm" svg:y="10.01cm">
          <draw:text-box>
            <text:p text:style-name="P3">J<text:span text:style-name="T4">E</text:span><text:span text:style-name="T4">E</text:span></text:p>
          </draw:text-box>
        </draw:frame>
        <draw:frame draw:style-name="gr24" draw:text-style-name="P18" draw:layer="layout" svg:width="3.175cm" svg:height="1.673cm" svg:x="4.09cm" svg:y="3.574cm">
          <draw:text-box>
            <text:p text:style-name="P17"><text:span text:style-name="T5">A</text:span><text:span text:style-name="T5">n</text:span><text:span text:style-name="T5">ti</text:span><text:span text:style-name="T5">-</text:span><text:span text:style-name="T5">H</text:span><text:span text:style-name="T5">e</text:span><text:span text:style-name="T5">b</text:span><text:span text:style-name="T5">b</text:span><text:span text:style-name="T5">i</text:span><text:span text:style-name="T5">a</text:span><text:span text:style-name="T5">n</text:span></text:p>
          </draw:text-box>
        </draw:frame>
        <draw:custom-shape draw:style-name="gr25" draw:text-style-name="P2" draw:layer="layout" svg:width="0.953cm" svg:height="0.951cm" draw:transform="rotate (-3.14159265358979) translate (11.447cm 1.6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9" draw:layer="layout" svg:width="3.109cm" svg:height="0.962cm" svg:x="12.383cm" svg:y="2.073cm">
          <draw:text-box>
            <text:p text:style-name="P17">Inhibitory</text:p>
          </draw:text-box>
        </draw:frame>
        <draw:custom-shape draw:style-name="gr26" draw:text-style-name="P5" draw:layer="layout" svg:width="0.953cm" svg:height="0.952cm" draw:transform="rotate (-3.14159265358979) translate (11.447cm 3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9" draw:layer="layout" svg:width="3.427cm" svg:height="0.962cm" svg:x="12.383cm" svg:y="0.685cm">
          <draw:text-box>
            <text:p text:style-name="P17">Excitatory</text:p>
          </draw:text-box>
        </draw:frame>
        <draw:line draw:style-name="gr7" draw:text-style-name="P8" draw:layer="layout" svg:x1="11.447cm" svg:y1="1.166cm" svg:x2="12.4cm" svg:y2="1.166cm">
          <text:p/>
        </draw:line>
        <draw:line draw:style-name="gr10" draw:text-style-name="P8" draw:layer="layout" svg:x1="11.446cm" svg:y1="2.554cm" svg:x2="12.399cm" svg:y2="2.554cm">
          <text:p/>
        </draw:line>
        <draw:frame draw:style-name="gr21" draw:text-style-name="P19" draw:layer="layout" svg:width="3.109cm" svg:height="0.962cm" svg:x="12.384cm" svg:y="3.338cm">
          <draw:text-box>
            <text:p text:style-name="P17">Optional</text:p>
          </draw:text-box>
        </draw:frame>
        <draw:line draw:style-name="gr18" draw:text-style-name="P8" draw:layer="layout" svg:x1="12.299cm" svg:y1="3.819cm" svg:x2="10.515cm" svg:y2="3.819cm">
          <text:p/>
        </draw:line>
      </draw:page>
      <draw:page draw:name="page2" draw:style-name="dp1" draw:master-page-name="Default">
        <draw:custom-shape draw:style-name="gr1" draw:text-style-name="P1" draw:layer="layout" svg:width="14.288cm" svg:height="6.985cm" svg:x="0.691cm" svg:y="5.2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3" draw:text-style-name="P2" draw:layer="layout" svg:width="4.127cm" svg:height="4.127cm" svg:x="2.397cm" svg:y="7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4.037cm" svg:height="1.825cm" svg:x="2.442cm" svg:y="8.483cm">
            <draw:text-box>
              <text:p text:style-name="P3"><text:span text:style-name="T1">Excita</text:span><text:span text:style-name="T1">tory </text:span></text:p>
              <text:p text:style-name="P3"><text:span text:style-name="T1">Neuro</text:span><text:span text:style-name="T1">ns</text:span></text:p>
            </draw:text-box>
          </draw:frame>
        </draw:g>
        <draw:g draw:style-name="gr2">
          <draw:custom-shape draw:style-name="gr5" draw:text-style-name="P5" draw:layer="layout" svg:width="4.127cm" svg:height="4.127cm" svg:x="9.1cm" svg:y="7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4.037cm" svg:height="1.825cm" svg:x="9.145cm" svg:y="8.483cm">
            <draw:text-box>
              <text:p text:style-name="P3"><text:span text:style-name="T1">I</text:span><text:span text:style-name="T1">n</text:span><text:span text:style-name="T1">h</text:span><text:span text:style-name="T1">i</text:span><text:span text:style-name="T1">b</text:span><text:span text:style-name="T1">it</text:span><text:span text:style-name="T1">o</text:span><text:span text:style-name="T1">r</text:span><text:span text:style-name="T1">y </text:span></text:p>
              <text:p text:style-name="P3"><text:span text:style-name="T1">N</text:span><text:span text:style-name="T1">e</text:span><text:span text:style-name="T1">u</text:span><text:span text:style-name="T1">r</text:span><text:span text:style-name="T1">o</text:span><text:span text:style-name="T1">n</text:span><text:span text:style-name="T1">s</text:span></text:p>
            </draw:text-box>
          </draw:frame>
        </draw:g>
        <draw:custom-shape draw:style-name="gr27" draw:text-style-name="P7" draw:layer="layout" svg:width="4.128cm" svg:height="0.952cm" svg:x="2.396cm" svg:y="2.708cm">
          <text:p text:style-name="P6">HV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4.519cm" svg:y1="3.66cm" svg:x2="4.519cm" svg:y2="7.153cm">
          <text:p/>
        </draw:line>
        <draw:frame draw:style-name="gr8" draw:text-style-name="P8" draw:layer="layout" svg:width="1.205cm" svg:height="0.963cm" svg:x="3.314cm" svg:y="3.978cm">
          <draw:text-box>
            <text:p text:style-name="P3">W</text:p>
          </draw:text-box>
        </draw:frame>
        <draw:line draw:style-name="gr9" draw:text-style-name="P8" draw:layer="layout" svg:x1="6.561cm" svg:y1="8.602cm" svg:x2="9.101cm" svg:y2="8.602cm">
          <text:p/>
        </draw:line>
        <draw:line draw:style-name="gr10" draw:text-style-name="P8" draw:layer="layout" svg:x1="9.101cm" svg:y1="10.189cm" svg:x2="6.561cm" svg:y2="10.189cm">
          <text:p/>
        </draw:line>
        <draw:path draw:style-name="gr11" draw:text-style-name="P8" draw:layer="layout" svg:width="0.951cm" svg:height="1.27cm" draw:transform="rotate (0.0698131700797732) translate (13.2287943947751cm 8.763753345537cm)" svg:viewBox="0 0 952 1271" svg:d="M0 1271c1269 0 1269-1271 0-1271">
          <text:p/>
        </draw:path>
        <draw:path draw:style-name="gr12" draw:text-style-name="P8" draw:layer="layout" svg:width="0.951cm" svg:height="1.27cm" draw:transform="rotate (-3.07177948351002) translate (2.47608298987339cm 10.1850389544774cm)" svg:viewBox="0 0 952 1271" svg:d="M0 1271c1269 0 1269-1271 0-1271">
          <text:p/>
        </draw:path>
        <draw:custom-shape draw:style-name="gr13" draw:text-style-name="P9" draw:layer="layout" svg:width="7.52cm" svg:height="0.952cm" svg:x="0.726cm" svg:y="12.868cm">
          <text:p text:style-name="P3">Auditory 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4.46cm" svg:y1="12.868cm" svg:x2="4.46cm" svg:y2="11.598cm">
          <text:p/>
        </draw:line>
        <draw:custom-shape draw:style-name="gr14" draw:text-style-name="P10" draw:layer="layout" svg:width="1.27cm" svg:height="1.27cm" svg:x="7.695cm" svg:y="5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9">
          <draw:polyline draw:style-name="gr20" draw:text-style-name="P8" draw:layer="layout" svg:width="1.587cm" svg:height="0.634cm" svg:x="8.114cm" svg:y="1.355cm" svg:viewBox="0 0 1588 635" draw:points="1588,635 1192,635 1192,0 398,0 398,635 0,635">
            <text:p/>
          </draw:polyline>
          <draw:frame draw:style-name="gr21" draw:text-style-name="P8" draw:layer="layout" svg:width="2.792cm" svg:height="0.962cm" svg:x="7.512cm" svg:y="0.076cm">
            <draw:text-box>
              <text:p text:style-name="P3">Singing</text:p>
            </draw:text-box>
          </draw:frame>
        </draw:g>
        <draw:g draw:style-name="gr19">
          <draw:line draw:style-name="gr22" draw:text-style-name="P8" draw:layer="layout" svg:x1="3.884cm" svg:y1="1.437cm" svg:x2="6.424cm" svg:y2="1.437cm">
            <text:p/>
          </draw:line>
          <draw:path draw:style-name="gr22" draw:text-style-name="P8" draw:layer="layout" svg:width="0.952cm" svg:height="0.952cm" svg:x="2.614cm" svg:y="0.166cm" svg:viewBox="0 0 953 953" svg:d="M0 953c80 0 238 0 238 0 159-381 159-953 239-953 79 0 79 572 238 953 0 0 159 0 238 0">
            <text:p/>
          </draw:path>
          <draw:path draw:style-name="gr23" draw:text-style-name="P15" draw:layer="layout" svg:width="0.952cm" svg:height="0.952cm" svg:x="2.932cm" svg:y="0.485cm" svg:viewBox="0 0 953 953" svg:d="M0 953c80 0 238 0 238 0 159-381 159-953 239-953 79 0 79 572 238 953 0 0 159 0 238 0z">
            <text:p/>
          </draw:path>
          <draw:path draw:style-name="gr22" draw:text-style-name="P8" draw:layer="layout" svg:width="0.952cm" svg:height="0.952cm" svg:x="2.931cm" svg:y="0.484cm" svg:viewBox="0 0 953 953" svg:d="M0 953c80 0 238 0 238 0 159-381 159-953 239-953 79 0 79 572 238 953 0 0 159 0 238 0">
            <text:p/>
          </draw:path>
          <draw:path draw:style-name="gr23" draw:text-style-name="P15" draw:layer="layout" svg:width="0.952cm" svg:height="0.952cm" svg:x="5.471cm" svg:y="1.237cm" svg:viewBox="0 0 953 953" svg:d="M0 953c80 0 238 0 238 0 159-381 159-953 239-953 79 0 79 572 238 953 0 0 159 0 238 0z">
            <text:p/>
          </draw:path>
          <draw:path draw:style-name="gr22" draw:text-style-name="P8" draw:layer="layout" svg:width="0.952cm" svg:height="0.952cm" svg:x="5.471cm" svg:y="1.237cm" svg:viewBox="0 0 953 953" svg:d="M0 953c80 0 238 0 238 0 159-381 159-953 239-953 79 0 79 572 238 953 0 0 159 0 238 0">
            <text:p/>
          </draw:path>
          <draw:line draw:style-name="gr22" draw:text-style-name="P8" draw:layer="layout" svg:x1="3.567cm" svg:y1="1.12cm" svg:x2="6.424cm" svg:y2="1.12cm">
            <text:p/>
          </draw:line>
          <draw:line draw:style-name="gr22" draw:text-style-name="P8" draw:layer="layout" svg:x1="2.614cm" svg:y1="1.437cm" svg:x2="2.931cm" svg:y2="1.437cm">
            <text:p/>
          </draw:line>
          <draw:line draw:style-name="gr22" draw:text-style-name="P8" draw:layer="layout" svg:x1="2.614cm" svg:y1="2.19cm" svg:x2="5.471cm" svg:y2="2.19cm">
            <text:p/>
          </draw:line>
          <draw:frame draw:style-name="gr21" draw:text-style-name="P16" draw:layer="layout" svg:width="1.27cm" svg:height="0.962cm" svg:x="4.201cm" svg:y="1.12cm">
            <draw:text-box>
              <text:p>...</text:p>
            </draw:text-box>
          </draw:frame>
        </draw:g>
        <draw:frame draw:style-name="gr8" draw:text-style-name="P8" draw:layer="layout" svg:width="1.84cm" svg:height="0.963cm" svg:x="6.806cm" svg:y="7.677cm">
          <draw:text-box>
            <text:p text:style-name="P3">J<text:span text:style-name="T4">I</text:span><text:span text:style-name="T4">E</text:span></text:p>
          </draw:text-box>
        </draw:frame>
        <draw:frame draw:style-name="gr8" draw:text-style-name="P8" draw:layer="layout" svg:width="1.84cm" svg:height="0.963cm" svg:x="6.806cm" svg:y="10.11cm">
          <draw:text-box>
            <text:p text:style-name="P3">J<text:span text:style-name="T4">EI</text:span></text:p>
          </draw:text-box>
        </draw:frame>
        <draw:frame draw:style-name="gr8" draw:text-style-name="P8" draw:layer="layout" svg:width="1.84cm" svg:height="0.963cm" svg:x="12.774cm" svg:y="10.01cm">
          <draw:text-box>
            <text:p text:style-name="P3">J<text:span text:style-name="T4">II</text:span></text:p>
          </draw:text-box>
        </draw:frame>
        <draw:frame draw:style-name="gr8" draw:text-style-name="P8" draw:layer="layout" svg:width="1.84cm" svg:height="0.963cm" svg:x="0.774cm" svg:y="10.01cm">
          <draw:text-box>
            <text:p text:style-name="P3">J<text:span text:style-name="T4">EE</text:span></text:p>
          </draw:text-box>
        </draw:frame>
        <draw:frame draw:style-name="gr28" draw:text-style-name="P20" draw:layer="layout" svg:width="2.969cm" svg:height="1.954cm" draw:transform="rotate (0.349065850398866) translate (-0.645cm 7.969cm)">
          <draw:text-box>
            <text:p text:style-name="P3"><text:span text:style-name="T6">A</text:span><text:span text:style-name="T6">nti</text:span><text:span text:style-name="T6">-</text:span><text:span text:style-name="T6">He</text:span><text:span text:style-name="T6">bb</text:span><text:span text:style-name="T6">ia</text:span><text:span text:style-name="T6">n</text:span></text:p>
          </draw:text-box>
        </draw:frame>
        <draw:frame draw:style-name="gr29" draw:text-style-name="P18" draw:layer="layout" svg:width="2.54cm" svg:height="1.361cm" svg:x="4.52cm" svg:y="3.76cm">
          <draw:text-box>
            <text:p text:style-name="P17"><text:span text:style-name="T5">Sp</text:span><text:span text:style-name="T5">ar</text:span><text:span text:style-name="T5">se</text:span></text:p>
          </draw:text-box>
        </draw:frame>
        <draw:polyline draw:style-name="gr15" draw:text-style-name="P8" draw:layer="layout" svg:width="2.737cm" svg:height="1.869cm" draw:transform="rotate (-0.635474380651136) translate (7.2460561697392cm 2.45218030171245cm)" svg:viewBox="0 0 2738 1870" draw:points="0,1003 1359,0 2738,1870">
          <text:p/>
        </draw:polyline>
        <draw:line draw:style-name="gr16" draw:text-style-name="P8" draw:layer="layout" svg:x1="7.705cm" svg:y1="6.535cm" svg:x2="6.116cm" svg:y2="7.905cm">
          <text:p/>
        </draw:line>
        <draw:frame draw:style-name="gr17" draw:text-style-name="P12" draw:layer="layout" svg:width="1.84cm" svg:height="1.001cm" svg:x="5.847cm" svg:y="5.951cm">
          <draw:text-box>
            <text:p text:style-name="P11"><text:span text:style-name="T2">w</text:span><text:span text:style-name="T3">inh</text:span></text:p>
          </draw:text-box>
        </draw:frame>
        <draw:line draw:style-name="gr18" draw:text-style-name="P8" draw:layer="layout" svg:x1="8.975cm" svg:y1="2.09cm" svg:x2="8.44cm" svg:y2="3.26cm">
          <text:p/>
        </draw:line>
        <draw:frame draw:style-name="gr21" draw:text-style-name="P14" draw:layer="layout" svg:width="1.205cm" svg:height="0.962cm" svg:x="7.57cm" svg:y="2.398cm">
          <draw:text-box>
            <text:p text:style-name="P13"><text:span text:style-name="T2">or</text:span></text:p>
          </draw:text-box>
        </draw:frame>
        <draw:custom-shape draw:style-name="gr25" draw:text-style-name="P2" draw:layer="layout" svg:width="0.953cm" svg:height="0.951cm" draw:transform="rotate (-3.14159265358979) translate (11.426cm 1.6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9" draw:layer="layout" svg:width="3.109cm" svg:height="0.962cm" svg:x="12.362cm" svg:y="2.055cm">
          <draw:text-box>
            <text:p text:style-name="P17">Inhibitory</text:p>
          </draw:text-box>
        </draw:frame>
        <draw:custom-shape draw:style-name="gr26" draw:text-style-name="P5" draw:layer="layout" svg:width="0.953cm" svg:height="0.952cm" draw:transform="rotate (-3.14159265358979) translate (11.426cm 3.0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9" draw:layer="layout" svg:width="3.427cm" svg:height="0.962cm" svg:x="12.362cm" svg:y="0.667cm">
          <draw:text-box>
            <text:p text:style-name="P17">Excitatory</text:p>
          </draw:text-box>
        </draw:frame>
        <draw:line draw:style-name="gr7" draw:text-style-name="P8" draw:layer="layout" svg:x1="11.426cm" svg:y1="1.148cm" svg:x2="12.379cm" svg:y2="1.148cm">
          <text:p/>
        </draw:line>
        <draw:line draw:style-name="gr10" draw:text-style-name="P8" draw:layer="layout" svg:x1="11.425cm" svg:y1="2.536cm" svg:x2="12.378cm" svg:y2="2.536cm">
          <text:p/>
        </draw:line>
        <draw:frame draw:style-name="gr21" draw:text-style-name="P19" draw:layer="layout" svg:width="3.109cm" svg:height="0.962cm" svg:x="12.363cm" svg:y="3.32cm">
          <draw:text-box>
            <text:p text:style-name="P17">Optional</text:p>
          </draw:text-box>
        </draw:frame>
        <draw:line draw:style-name="gr18" draw:text-style-name="P8" draw:layer="layout" svg:x1="12.278cm" svg:y1="3.801cm" svg:x2="10.494cm" svg:y2="3.80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1013 1130" svg:d="M1009 1050l-449-1008-22-30-29-12-34 12-21 26-449 1012-5 13v8l5 21 12 21 17 13 21 4h903l21-4 21-13 9-21 4-21v-8z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49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21:51:47.612781792</meta:creation-date>
    <dc:date>2024-05-08T11:51:16.278056612</dc:date>
    <meta:editing-duration>PT2H52M51S</meta:editing-duration>
    <meta:editing-cycles>39</meta:editing-cycles>
    <meta:generator>LibreOffice/24.2.2.2$Linux_X86_64 LibreOffice_project/420$Build-2</meta:generator>
    <meta:print-date>2024-03-12T21:30:26.529276205</meta:print-date>
    <meta:printed-by>PDF files</meta:printed-by>
    <meta:document-statistic meta:object-count="99"/>
  </office:meta>
</office:document-meta>
</file>